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student-h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student-h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99">
            <text:p>1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3">
            <text:p>10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32">
            <text:p>43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49">
            <text:p>24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87">
            <text:p>58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student-ho" style:display-name="PageStyle_disciplinary-actions-student-h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